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work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6" table:number-columns-repeated="250" table:default-cell-style-name="ce8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3">
            <text:p>2008-06-03</text:p>
          </table:table-cell>
          <table:table-cell office:value-type="time" office:time-value="PT16H00M00S">
            <text:p>16:00</text:p>
          </table:table-cell>
          <table:table-cell office:value-type="time" office:time-value="PT22H00M00S">
            <text:p>22:00</text:p>
          </table:table-cell>
          <table:table-cell table:formula="oooc:=[.C15]-[.B15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4">
            <text:p>2008-06-04</text:p>
          </table:table-cell>
          <table:table-cell office:value-type="time" office:time-value="PT12H00M00S">
            <text:p>12:00</text:p>
          </table:table-cell>
          <table:table-cell office:value-type="time" office:time-value="PT16H00M00S">
            <text:p>16:00</text:p>
          </table:table-cell>
          <table:table-cell table:formula="oooc:=[.C16]-[.B16]" office:value-type="time" office:time-value="PT04H00M00S">
            <text:p>04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5">
            <text:p>2008-06-05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17]-[.B1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5">
            <text:p>2008-06-05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ooc:=[.C18]-[.B18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5">
            <text:p>2008-06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9]-[.B1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6">
            <text:p>2008-06-06</text:p>
          </table:table-cell>
          <table:table-cell office:value-type="time" office:time-value="PT18H00M00S">
            <text:p>18:00</text:p>
          </table:table-cell>
          <table:table-cell office:value-type="time" office:time-value="PT24H00M00S">
            <text:p>00:00</text:p>
          </table:table-cell>
          <table:table-cell table:formula="oooc:=[.C20]-[.B20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7">
            <text:p>2008-06-07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21]-[.B2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7">
            <text:p>2008-06-07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ooc:=[.C22]-[.B22]" office:value-type="time" office:time-value="PT08H00M00S">
            <text:p>08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work.A1:work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.06.2008</text:date>, <text:time>18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7T18:40:45</dc:date>
    <meta:editing-cycles>15</meta:editing-cycles>
    <meta:editing-duration>PT23M48S</meta:editing-duration>
    <meta:user-defined meta:name="Info 1"/>
    <meta:user-defined meta:name="Info 2"/>
    <meta:user-defined meta:name="Info 3"/>
    <meta:user-defined meta:name="Info 4"/>
    <meta:document-statistic meta:table-count="3" meta:cell-count="132"/>
  </office:meta>
</office:document-meta>
</file>